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/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Prueba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12000.0">
            <text:p>1200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0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Actuación única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2000.0">
            <text:p>12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$indicadores_fecha_fin</text:p>
          </table:table-cell>
          <table:covered-table-cell table:number-columns-repeated="2" table:style-name="ce16"/>
          <table:table-cell table:style-name="ce134" office:value-type="string" calcext:value-type="string" table:number-columns-spanned="2" table:number-rows-spanned="1">
            <text:p>$indicadores_realizado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12000.0">
            <text:p>1200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2000.0">
            <text:p>12000.0</text:p>
          </table:table-cell>
          <table:table-cell table:style-name="ce111" office:value-type="currency" calcext:value-type="currency" table:number-columns-spanned="2" table:number-rows-spanned="1" office:value="0">
            <text:p>0.0</text:p>
          </table:table-cell>
          <table:covered-table-cell table:style-name="ce114"/>
          <table:table-cell table:style-name="ce111" office:value-type="currency" calcext:value-type="currency" office:value="0">
            <text:p>0.0</text:p>
          </table:table-cell>
          <table:table-cell table:style-name="ce140" office:value-type="currency" calcext:value-type="currency" office:value="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1.0">
            <text:p>1.0</text:p>
          </table:table-cell>
          <table:table-cell table:style-name="ce102" office:value-type="percentage" calcext:value-type="percentage" table:number-columns-spanned="2" table:number-rows-spanned="1" office:value="0.0">
            <text:p>0.0</text:p>
          </table:table-cell>
          <table:covered-table-cell table:style-name="ce107"/>
          <table:table-cell table:style-name="ce102" office:value-type="percentage" calcext:value-type="percentage" office:value="0.0">
            <text:p>0.0</text:p>
          </table:table-cell>
          <table:table-cell table:style-name="ce141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$perfil</text:p>
          </table:table-cell>
          <table:covered-table-cell table:number-columns-repeated="9" table:style-name="ce16"/>
          <table:table-cell table:style-name="ce117" office:value-type="string" calcext:value-type="string" table:number-columns-spanned="4" table:number-rows-spanned="1">
            <text:p>$importe_perfil</text:p>
          </table:table-cell>
          <table:covered-table-cell table:number-columns-repeated="3" table:style-name="ce118"/>
          <table:table-cell table:style-name="ce126" office:value-type="string" calcext:value-type="string">
            <text:p>$previstas_perfil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string" calcext:value-type="string">
            <text:p>$consumidas_perfil</text:p>
          </table:table-cell>
          <table:table-cell table:style-name="ce143" office:value-type="percentage" calcext:value-type="percentage">
            <text:p>$porcentaje_perfil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string" calcext:value-type="string" table:number-columns-spanned="4" table:number-rows-spanned="1">
            <text:p>$importe_total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/>
          </table:table-cell>
          <table:table-cell table:style-name="ce29" office:value-type="string" calcext:value-type="string" table:number-columns-spanned="25" table:number-rows-spanned="1">
            <text:p>+Progresos+

Se han corregido 27 defectos.
Se ha mantenido la reunión de inicio del proyecto

+Incidencias+

Se ha comenzado 5 días tarde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